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752in"/>
    </style:style>
    <style:style style:name="co2" style:family="table-column">
      <style:table-column-properties fo:break-before="auto" style:column-width="2.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&amp;b=Leviticus%204,Psalm%201,Psalm%202,Proverbs%2019,Colossian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&amp;b=Leviticus%205,Psalm%203,Psalm%204,Proverbs%2020,Colossian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3&amp;b=Leviticus%206,Psalm%205,Psalm%206,Proverbs%2021,Colossians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4&amp;b=Leviticus%207,Psalm%207,Psalm%208,Proverbs%2022,1%20Thessalonian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5&amp;b=Leviticus%208,Psalm%209,Proverbs%2023,1%20Thessalonian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6&amp;b=Leviticus%209,Psalm%2010,Proverbs%2024,1%20Thessalonian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7&amp;b=Leviticus%2010,Psalm%2011,Psalm%2012,Proverbs%2025,1%20Thessalonians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8&amp;b=Leviticus%2011,Leviticus%2012,Psalm%2013,Psalm%2014,Proverbs%2026,1%20Thessalonians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9&amp;b=Leviticus%2013,Psalm%2015,Psalm%2016,Proverbs%2027,2%20Thessalonian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0&amp;b=Leviticus%2014,Psalm%2017,Proverbs%2028,2%20Thessalonian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1&amp;b=Leviticus%2015,Psalm%2018,Proverbs%2029,2%20Thessalonian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2&amp;b=Leviticus%2016,Psalm%2019,Proverbs%2030,1%20Timothy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3&amp;b=Leviticus%2017,Psalm%2020,Psalm%2021,Proverbs%2031,1%20Timothy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4&amp;b=Leviticus%2018,Psalm%2022,Ecclesiastes%201,1%20Timothy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5&amp;b=Leviticus%2019,Psalm%2023,Psalm%2024,Ecclesiastes%202,1%20Timothy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6&amp;b=Leviticus%2020,Psalm%2025,Ecclesiastes%203,1%20Timothy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7&amp;b=Leviticus%2021,Psalm%2026,Psalm%2027,Ecclesiastes%204,1%20Timothy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8&amp;b=Leviticus%2022,Psalm%2028,Psalm%2029,Ecclesiastes%205,2%20Timothy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19&amp;b=Leviticus%2023,Psalm%2030,Ecclesiastes%206,2%20Timothy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0&amp;b=Leviticus%2024,Psalm%2031,Ecclesiastes%207,2%20Timothy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1&amp;b=Leviticus%2025,Psalm%2032,Ecclesiastes%208,2%20Timothy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2&amp;b=Leviticus%2026,Psalm%2033,Ecclesiastes%209,Titu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3&amp;b=Leviticus%2027,Psalm%2034,Ecclesiastes%2010,Titu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4&amp;b=Numbers%201,Psalm%2035,Ecclesiastes%2011,Titu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5&amp;b=Numbers%202,Psalm%2036,Ecclesiastes%2012,Philemon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6&amp;b=Numbers%203,Psalm%2037,Song%20of%20Solomon%201,Hebrew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7&amp;b=Numbers%204,Psalm%2038,Song%20of%20Solomon%202,Hebrew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8&amp;b=Numbers%205,Psalm%2039,Song%20of%20Solomon%203,Hebrew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29&amp;b=Numbers%206,Psalm%2040,Psalm%2041,Song%20of%20Solomon%204,Hebrews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pril%2030&amp;b=Numbers%207,Psalm%2042,Psalm%2043,Song%20of%20Solomon%205,Hebrews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pril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&amp;b=Judges%2015,Acts%2019,Jeremiah%2028,Mark%201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&amp;b=Judges%2016,Acts%2020,Jeremiah%2029,Mark%201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3&amp;b=Judges%2017,Acts%2021,Jeremiah%2030,Jeremiah%2031,Mark%201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4&amp;b=Judges%2018,Acts%2022,Jeremiah%2032,Psalm%201,Psalm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5&amp;b=Judges%2019,Acts%2023,Jeremiah%2033,Psalm%203,Psalm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6&amp;b=Judges%2020,Acts%2024,Jeremiah%2034,Psalm%205,Psalm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7&amp;b=Judges%2021,Acts%2025,Jeremiah%2035,Psalm%207,Psalm%20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8&amp;b=Ruth%201,Acts%2026,Jeremiah%2036,Psalm%20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9&amp;b=Ruth%202,Acts%2027,Jeremiah%2037,Psalm%201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0&amp;b=Ruth%203,Ruth%204,Acts%2028,Jeremiah%2038,Psalm%2011,Psalm%201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1&amp;b=1%20Samuel%201,Romans%201,Jeremiah%2039,Psalm%2013,Psalm%201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2&amp;b=1%20Samuel%202,Romans%202,Jeremiah%2040,Psalm%2015,Psalm%201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3&amp;b=1%20Samuel%203,Romans%203,Jeremiah%2041,Psalm%201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4&amp;b=1%20Samuel%204,Romans%204,Jeremiah%2042,Psalm%201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5&amp;b=1%20Samuel%205,1%20Samuel%206,Romans%205,Jeremiah%2043,Psalm%201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6&amp;b=1%20Samuel%207,1%20Samuel%208,Romans%206,Jeremiah%2044,Psalm%2020,Psalm%202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7&amp;b=1%20Samuel%209,Romans%207,Jeremiah%2046,Psalm%202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8&amp;b=1%20Samuel%2010,Romans%208,Jeremiah%2047,Psalm%2023,Psalm%202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19&amp;b=1%20Samuel%2011,Romans%209,Jeremiah%2048,Psalm%202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0&amp;b=1%20Samuel%2012,Romans%2010,Jeremiah%2049,Psalm%2026,Psalm%202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1&amp;b=1%20Samuel%2013,Romans%2011,Jeremiah%2050,Psalm%2028,Psalm%202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2&amp;b=1%20Samuel%2014,Romans%2012,Jeremiah%2051,Psalm%203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3&amp;b=1%20Samuel%2015,Romans%2013,Jeremiah%2052,Psalm%203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4&amp;b=1%20Samuel%2016,Romans%2014,Lamentations%201,Psalm%203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5&amp;b=1%20Samuel%2017,Romans%2015,Lamentations%202,Psalm%203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6&amp;b=1%20Samuel%2018,Romans%2016,Lamentations%203,Psalm%203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7&amp;b=1%20Samuel%2019,1%20Corinthians%201,Lamentations%204,Psalm%203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8&amp;b=1%20Samuel%2020,1%20Corinthians%202,Lamentations%205,Psalm%203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29&amp;b=1%20Samuel%2021,1%20Samuel%2022,1%20Corinthians%203,Ezekiel%201,Psalm%203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30&amp;b=1%20Samuel%2023,1%20Corinthians%204,Ezekiel%202,Psalm%203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August%2031&amp;b=1%20Samuel%2024,1%20Corinthians%205,Ezekiel%203,Psalm%203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August 3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&amp;b=1%20Chronicles%2029,2%20Peter%203,Micah%206,Luke%2015</text:p>
          </table:table-cell>
          <table:table-cell office:value-type="string" calcext:value-type="string">
            <text:p>&gt; “</text:p>
          </table:table-cell>
          <table:table-cell office:value-type="date" office:date-value="2015-12-01" calcext:value-type="date">
            <text:p>December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&amp;b=2%20Chronicles%201,1%20John%201,Micah%207,Luke%2016</text:p>
          </table:table-cell>
          <table:table-cell office:value-type="string" calcext:value-type="string">
            <text:p>&gt; “</text:p>
          </table:table-cell>
          <table:table-cell office:value-type="date" office:date-value="2015-12-02" calcext:value-type="date">
            <text:p>December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3&amp;b=2%20Chronicles%202,1%20John%202,Nahum%201,Luke%2017</text:p>
          </table:table-cell>
          <table:table-cell office:value-type="string" calcext:value-type="string">
            <text:p>&gt; “</text:p>
          </table:table-cell>
          <table:table-cell office:value-type="date" office:date-value="2015-12-03" calcext:value-type="date">
            <text:p>December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4&amp;b=2%20Chronicles%203,2%20Chronicles%204,1%20John%203,Nahum%202,Luke%2018</text:p>
          </table:table-cell>
          <table:table-cell office:value-type="string" calcext:value-type="string">
            <text:p>&gt; “</text:p>
          </table:table-cell>
          <table:table-cell office:value-type="date" office:date-value="2015-12-04" calcext:value-type="date">
            <text:p>December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5&amp;b=2%20Chronicles%205,2%20Chronicles6:1-11,1%20John%204,Nahum%203,Luke%2019</text:p>
          </table:table-cell>
          <table:table-cell office:value-type="string" calcext:value-type="string">
            <text:p>&gt; “</text:p>
          </table:table-cell>
          <table:table-cell office:value-type="date" office:date-value="2015-12-05" calcext:value-type="date">
            <text:p>December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6&amp;b=2%20Chronicles%206:12-42,1%20John%205,Habakkuk%201,Luke%2020</text:p>
          </table:table-cell>
          <table:table-cell office:value-type="string" calcext:value-type="string">
            <text:p>&gt; “</text:p>
          </table:table-cell>
          <table:table-cell office:value-type="date" office:date-value="2015-12-06" calcext:value-type="date">
            <text:p>December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7&amp;b=2%20Chronicles%207,2%20John%201,Habakkuk%202,Luke%2021</text:p>
          </table:table-cell>
          <table:table-cell office:value-type="string" calcext:value-type="string">
            <text:p>&gt; “</text:p>
          </table:table-cell>
          <table:table-cell office:value-type="date" office:date-value="2015-12-07" calcext:value-type="date">
            <text:p>December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8&amp;b=2%20Chronicles%208,3%20John%201,Habakkuk%203,Luke%2022</text:p>
          </table:table-cell>
          <table:table-cell office:value-type="string" calcext:value-type="string">
            <text:p>&gt; “</text:p>
          </table:table-cell>
          <table:table-cell office:value-type="date" office:date-value="2015-12-08" calcext:value-type="date">
            <text:p>December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9&amp;b=2%20Chronicles%209,Jude%201,Zephaniah%201,Luke%2023</text:p>
          </table:table-cell>
          <table:table-cell office:value-type="string" calcext:value-type="string">
            <text:p>&gt; “</text:p>
          </table:table-cell>
          <table:table-cell office:value-type="date" office:date-value="2015-12-09" calcext:value-type="date">
            <text:p>December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0&amp;b=2%20Chronicles%2010,Revelation%201,Zephaniah%202,Luke%2024</text:p>
          </table:table-cell>
          <table:table-cell office:value-type="string" calcext:value-type="string">
            <text:p>&gt; “</text:p>
          </table:table-cell>
          <table:table-cell office:value-type="date" office:date-value="2015-12-10" calcext:value-type="date">
            <text:p>December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1&amp;b=2%20Chronicles%2011,2%20Chronicles%2012,Revelation%202,Zephaniah%203,John%201</text:p>
          </table:table-cell>
          <table:table-cell office:value-type="string" calcext:value-type="string">
            <text:p>&gt; “</text:p>
          </table:table-cell>
          <table:table-cell office:value-type="date" office:date-value="2015-12-11" calcext:value-type="date">
            <text:p>December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2&amp;b=2%20Chronicles%2013,Revelation%203,Haggai%201,John%202</text:p>
          </table:table-cell>
          <table:table-cell office:value-type="string" calcext:value-type="string">
            <text:p>&gt; “</text:p>
          </table:table-cell>
          <table:table-cell office:value-type="date" office:date-value="2015-12-12" calcext:value-type="date">
            <text:p>December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3&amp;b=2%20Chronicles%2014,2%20Chronicles%2015,Revelation%204,Haggai%202,John%203</text:p>
          </table:table-cell>
          <table:table-cell office:value-type="string" calcext:value-type="string">
            <text:p>&gt; “</text:p>
          </table:table-cell>
          <table:table-cell office:value-type="date" office:date-value="2015-12-13" calcext:value-type="date">
            <text:p>December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4&amp;b=2%20Chronicles%2016,Revelation%205,Zechariah%201,John%204</text:p>
          </table:table-cell>
          <table:table-cell office:value-type="string" calcext:value-type="string">
            <text:p>&gt; “</text:p>
          </table:table-cell>
          <table:table-cell office:value-type="date" office:date-value="2015-12-14" calcext:value-type="date">
            <text:p>December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5&amp;b=2%20Chronicles%2017,Revelation%206,Zechariah%202,John%205</text:p>
          </table:table-cell>
          <table:table-cell office:value-type="string" calcext:value-type="string">
            <text:p>&gt; “</text:p>
          </table:table-cell>
          <table:table-cell office:value-type="date" office:date-value="2015-12-15" calcext:value-type="date">
            <text:p>December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6&amp;b=2%20Chronicles%2018,Revelation%207,Zechariah%203,John%206</text:p>
          </table:table-cell>
          <table:table-cell office:value-type="string" calcext:value-type="string">
            <text:p>&gt; “</text:p>
          </table:table-cell>
          <table:table-cell office:value-type="date" office:date-value="2015-12-16" calcext:value-type="date">
            <text:p>December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7&amp;b=2%20Chronicles%2019,2Chronicles%2020,Revelation%208,Zechariah%204,John%207</text:p>
          </table:table-cell>
          <table:table-cell office:value-type="string" calcext:value-type="string">
            <text:p>&gt; “</text:p>
          </table:table-cell>
          <table:table-cell office:value-type="date" office:date-value="2015-12-17" calcext:value-type="date">
            <text:p>December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8&amp;b=2%20Chronicles%2021,Revelation%209,Zechariah%205,John%208</text:p>
          </table:table-cell>
          <table:table-cell office:value-type="string" calcext:value-type="string">
            <text:p>&gt; “</text:p>
          </table:table-cell>
          <table:table-cell office:value-type="date" office:date-value="2015-12-18" calcext:value-type="date">
            <text:p>December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19&amp;b=2%20Chronicles%2022,2%20Chronicles%2023,Revelation%2010,Zechariah%206,John%209</text:p>
          </table:table-cell>
          <table:table-cell office:value-type="string" calcext:value-type="string">
            <text:p>&gt; “</text:p>
          </table:table-cell>
          <table:table-cell office:value-type="date" office:date-value="2015-12-19" calcext:value-type="date">
            <text:p>December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0&amp;b=2%20Chronicles%2024,Revelation%2011,Zechariah%207,John%2010</text:p>
          </table:table-cell>
          <table:table-cell office:value-type="string" calcext:value-type="string">
            <text:p>&gt; “</text:p>
          </table:table-cell>
          <table:table-cell office:value-type="date" office:date-value="2015-12-20" calcext:value-type="date">
            <text:p>December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1&amp;b=2%20Chronicles%2025,Revelation%2012,Zechariah%208,John%2011</text:p>
          </table:table-cell>
          <table:table-cell office:value-type="string" calcext:value-type="string">
            <text:p>&gt; “</text:p>
          </table:table-cell>
          <table:table-cell office:value-type="date" office:date-value="2015-12-21" calcext:value-type="date">
            <text:p>December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2&amp;b=2%20Chronicles%2026,Revelation%2013,Zechariah%209,John%2012</text:p>
          </table:table-cell>
          <table:table-cell office:value-type="string" calcext:value-type="string">
            <text:p>&gt; “</text:p>
          </table:table-cell>
          <table:table-cell office:value-type="date" office:date-value="2015-12-22" calcext:value-type="date">
            <text:p>December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3&amp;b=2%20Chronicles%2027,2%20Chronicles%2028,Revelation%2014,Zechariah%2010,John%2013</text:p>
          </table:table-cell>
          <table:table-cell office:value-type="string" calcext:value-type="string">
            <text:p>&gt; “</text:p>
          </table:table-cell>
          <table:table-cell office:value-type="date" office:date-value="2015-12-23" calcext:value-type="date">
            <text:p>December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4&amp;b=2%20Chronicles%2029,Revelation%2015,Zechariah%2011,John%2014</text:p>
          </table:table-cell>
          <table:table-cell office:value-type="string" calcext:value-type="string">
            <text:p>&gt; “</text:p>
          </table:table-cell>
          <table:table-cell office:value-type="date" office:date-value="2015-12-24" calcext:value-type="date">
            <text:p>December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5&amp;b=2%20Chronicles%2030,Revelation%2016,Zechariah%2012,Zechariah%2013:1,John%2015</text:p>
          </table:table-cell>
          <table:table-cell office:value-type="string" calcext:value-type="string">
            <text:p>&gt; “</text:p>
          </table:table-cell>
          <table:table-cell office:value-type="date" office:date-value="2015-12-25" calcext:value-type="date">
            <text:p>December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6&amp;b=2%20Chronicles%2031,Revelation%2017,Zechariah%2013:2-9,John%2016</text:p>
          </table:table-cell>
          <table:table-cell office:value-type="string" calcext:value-type="string">
            <text:p>&gt; “</text:p>
          </table:table-cell>
          <table:table-cell office:value-type="date" office:date-value="2015-12-26" calcext:value-type="date">
            <text:p>December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7&amp;b=2%20Chronicles%2032,Revelation%2018,Zechariah%2014,John%2017</text:p>
          </table:table-cell>
          <table:table-cell office:value-type="string" calcext:value-type="string">
            <text:p>&gt; “</text:p>
          </table:table-cell>
          <table:table-cell office:value-type="date" office:date-value="2015-12-27" calcext:value-type="date">
            <text:p>December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8&amp;b=2%20Chronicles%2033,Revelation%2019,Malachi%201,John%2018</text:p>
          </table:table-cell>
          <table:table-cell office:value-type="string" calcext:value-type="string">
            <text:p>&gt; “</text:p>
          </table:table-cell>
          <table:table-cell office:value-type="date" office:date-value="2015-12-28" calcext:value-type="date">
            <text:p>December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29&amp;b=2%20Chronicles%2034,Revelation%2020,Malachi%202,John%2019</text:p>
          </table:table-cell>
          <table:table-cell office:value-type="string" calcext:value-type="string">
            <text:p>&gt; “</text:p>
          </table:table-cell>
          <table:table-cell office:value-type="date" office:date-value="2015-12-29" calcext:value-type="date">
            <text:p>December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30&amp;b=2%20Chronicles%2035,Revelation%2021,Malachi%203,John%2020</text:p>
          </table:table-cell>
          <table:table-cell office:value-type="string" calcext:value-type="string">
            <text:p>&gt; “</text:p>
          </table:table-cell>
          <table:table-cell office:value-type="date" office:date-value="2015-12-30" calcext:value-type="date">
            <text:p>December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December%2031&amp;b=2%20Chronicles%2036,Revelation%2022,Malachi%204,John%2021</text:p>
          </table:table-cell>
          <table:table-cell office:value-type="string" calcext:value-type="string">
            <text:p>&gt; “</text:p>
          </table:table-cell>
          <table:table-cell office:value-type="date" office:date-value="2015-12-31" calcext:value-type="date">
            <text:p>December 3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&amp;b=Genesis%2033,Mark%204,Esther%209,Esther%2010,Romans%204</text:p>
          </table:table-cell>
          <table:table-cell office:value-type="string" calcext:value-type="string">
            <text:p>&gt; “</text:p>
          </table:table-cell>
          <table:table-cell office:value-type="date" office:date-value="2015-02-01" calcext:value-type="date">
            <text:p>February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&amp;b=Genesis%2034,Mark%205,Job%201,Romans%205</text:p>
          </table:table-cell>
          <table:table-cell office:value-type="string" calcext:value-type="string">
            <text:p>&gt; “</text:p>
          </table:table-cell>
          <table:table-cell office:value-type="date" office:date-value="2015-02-02" calcext:value-type="date">
            <text:p>February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3&amp;b=Genesis%2035,Genesis%2036,Mark%206,Job%202,Romans%206</text:p>
          </table:table-cell>
          <table:table-cell office:value-type="string" calcext:value-type="string">
            <text:p>&gt; “</text:p>
          </table:table-cell>
          <table:table-cell office:value-type="date" office:date-value="2015-02-03" calcext:value-type="date">
            <text:p>February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4&amp;b=Genesis%2037,Mark%207,Job%203,Romans%207</text:p>
          </table:table-cell>
          <table:table-cell office:value-type="string" calcext:value-type="string">
            <text:p>&gt; “</text:p>
          </table:table-cell>
          <table:table-cell office:value-type="date" office:date-value="2015-02-04" calcext:value-type="date">
            <text:p>February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5&amp;b=Genesis%2038,Mark%208,Job%204,Romans%208</text:p>
          </table:table-cell>
          <table:table-cell office:value-type="string" calcext:value-type="string">
            <text:p>&gt; “</text:p>
          </table:table-cell>
          <table:table-cell office:value-type="date" office:date-value="2015-02-05" calcext:value-type="date">
            <text:p>February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6&amp;b=Genesis%2039,Mark%209,Job%205,Romans%209</text:p>
          </table:table-cell>
          <table:table-cell office:value-type="string" calcext:value-type="string">
            <text:p>&gt; “</text:p>
          </table:table-cell>
          <table:table-cell office:value-type="date" office:date-value="2015-02-06" calcext:value-type="date">
            <text:p>February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7&amp;b=Genesis%2040,Mark%2010,Job%206,Romans%2010</text:p>
          </table:table-cell>
          <table:table-cell office:value-type="string" calcext:value-type="string">
            <text:p>&gt; “</text:p>
          </table:table-cell>
          <table:table-cell office:value-type="date" office:date-value="2015-02-07" calcext:value-type="date">
            <text:p>February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8&amp;b=Genesis%2041,Mark%2011,Job%207,Romans%2011</text:p>
          </table:table-cell>
          <table:table-cell office:value-type="string" calcext:value-type="string">
            <text:p>&gt; “</text:p>
          </table:table-cell>
          <table:table-cell office:value-type="date" office:date-value="2015-02-08" calcext:value-type="date">
            <text:p>February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9&amp;b=Genesis%2042,Mark%2012,Job%208,Romans%2012</text:p>
          </table:table-cell>
          <table:table-cell office:value-type="string" calcext:value-type="string">
            <text:p>&gt; “</text:p>
          </table:table-cell>
          <table:table-cell office:value-type="date" office:date-value="2015-02-09" calcext:value-type="date">
            <text:p>February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0&amp;b=Genesis%2043,Mark%2013,Job%209,Romans%2013</text:p>
          </table:table-cell>
          <table:table-cell office:value-type="string" calcext:value-type="string">
            <text:p>&gt; “</text:p>
          </table:table-cell>
          <table:table-cell office:value-type="date" office:date-value="2015-02-10" calcext:value-type="date">
            <text:p>February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1&amp;b=Genesis%2044,Mark%2014,Job%2010,Romans%2014</text:p>
          </table:table-cell>
          <table:table-cell office:value-type="string" calcext:value-type="string">
            <text:p>&gt; “</text:p>
          </table:table-cell>
          <table:table-cell office:value-type="date" office:date-value="2015-02-11" calcext:value-type="date">
            <text:p>February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2&amp;b=Genesis%2045,Mark%2015,Job%2011,Romans%2015</text:p>
          </table:table-cell>
          <table:table-cell office:value-type="string" calcext:value-type="string">
            <text:p>&gt; “</text:p>
          </table:table-cell>
          <table:table-cell office:value-type="date" office:date-value="2015-02-12" calcext:value-type="date">
            <text:p>February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3&amp;b=Genesis%2046,Mark%2016,Job%2012,Romans%2016</text:p>
          </table:table-cell>
          <table:table-cell office:value-type="string" calcext:value-type="string">
            <text:p>&gt; “</text:p>
          </table:table-cell>
          <table:table-cell office:value-type="date" office:date-value="2015-02-13" calcext:value-type="date">
            <text:p>February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4&amp;b=Genesis%2047,Luke%201:1-38,Job%2013,1%20Corinthians%201</text:p>
          </table:table-cell>
          <table:table-cell office:value-type="string" calcext:value-type="string">
            <text:p>&gt; “</text:p>
          </table:table-cell>
          <table:table-cell office:value-type="date" office:date-value="2015-02-14" calcext:value-type="date">
            <text:p>February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5&amp;b=Genesis%2048,Luke%201:39-80,Job%2014,1%20Corinthians%202</text:p>
          </table:table-cell>
          <table:table-cell office:value-type="string" calcext:value-type="string">
            <text:p>&gt; “</text:p>
          </table:table-cell>
          <table:table-cell office:value-type="date" office:date-value="2015-02-15" calcext:value-type="date">
            <text:p>February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6&amp;b=Genesis%2049,Luke%202,Job%2015,1%20Corinthians%203</text:p>
          </table:table-cell>
          <table:table-cell office:value-type="string" calcext:value-type="string">
            <text:p>&gt; “</text:p>
          </table:table-cell>
          <table:table-cell office:value-type="date" office:date-value="2015-02-16" calcext:value-type="date">
            <text:p>February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7&amp;b=Genesis%2050,Luke%203,Job%2016,Job%2017,1%20Corinthians%204</text:p>
          </table:table-cell>
          <table:table-cell office:value-type="string" calcext:value-type="string">
            <text:p>&gt; “</text:p>
          </table:table-cell>
          <table:table-cell office:value-type="date" office:date-value="2015-02-17" calcext:value-type="date">
            <text:p>February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8&amp;b=Exodus%201,Luke%204,Job%2018,1%20Corinthians%205</text:p>
          </table:table-cell>
          <table:table-cell office:value-type="string" calcext:value-type="string">
            <text:p>&gt; “</text:p>
          </table:table-cell>
          <table:table-cell office:value-type="date" office:date-value="2015-02-18" calcext:value-type="date">
            <text:p>February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19&amp;b=Exodus%202,Luke%205,Job%2019,1%20Corinthians%206</text:p>
          </table:table-cell>
          <table:table-cell office:value-type="string" calcext:value-type="string">
            <text:p>&gt; “</text:p>
          </table:table-cell>
          <table:table-cell office:value-type="date" office:date-value="2015-02-19" calcext:value-type="date">
            <text:p>February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0&amp;b=Exodus%203,Luke%206,Job%2020,1%20Corinthians%207</text:p>
          </table:table-cell>
          <table:table-cell office:value-type="string" calcext:value-type="string">
            <text:p>&gt; “</text:p>
          </table:table-cell>
          <table:table-cell office:value-type="date" office:date-value="2015-02-20" calcext:value-type="date">
            <text:p>February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1&amp;b=Exodus%204,Luke%207,Job%2021,1%20Corinthians%208</text:p>
          </table:table-cell>
          <table:table-cell office:value-type="string" calcext:value-type="string">
            <text:p>&gt; “</text:p>
          </table:table-cell>
          <table:table-cell office:value-type="date" office:date-value="2015-02-21" calcext:value-type="date">
            <text:p>February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2&amp;b=Exodus%205,Luke%208,Job%2022,1%20Corinthians%209</text:p>
          </table:table-cell>
          <table:table-cell office:value-type="string" calcext:value-type="string">
            <text:p>&gt; “</text:p>
          </table:table-cell>
          <table:table-cell office:value-type="date" office:date-value="2015-02-22" calcext:value-type="date">
            <text:p>February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3&amp;b=Exodus%206,Luke%209,Job%2023,1%20Corinthians%2010</text:p>
          </table:table-cell>
          <table:table-cell office:value-type="string" calcext:value-type="string">
            <text:p>&gt; “</text:p>
          </table:table-cell>
          <table:table-cell office:value-type="date" office:date-value="2015-02-23" calcext:value-type="date">
            <text:p>February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4&amp;b=Exodus%207,Luke%2010,Job%2024,1%20Corinthians%2011</text:p>
          </table:table-cell>
          <table:table-cell office:value-type="string" calcext:value-type="string">
            <text:p>&gt; “</text:p>
          </table:table-cell>
          <table:table-cell office:value-type="date" office:date-value="2015-02-24" calcext:value-type="date">
            <text:p>February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5&amp;b=Exodus%208,Luke%2011,Job%2025,Job%2026,1%20Corinthians%2012</text:p>
          </table:table-cell>
          <table:table-cell office:value-type="string" calcext:value-type="string">
            <text:p>&gt; “</text:p>
          </table:table-cell>
          <table:table-cell office:value-type="date" office:date-value="2015-02-25" calcext:value-type="date">
            <text:p>February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6&amp;b=Exodus%209,Luke%2012,Job%2027,1%20Corinthians%2013</text:p>
          </table:table-cell>
          <table:table-cell office:value-type="string" calcext:value-type="string">
            <text:p>&gt; “</text:p>
          </table:table-cell>
          <table:table-cell office:value-type="date" office:date-value="2015-02-26" calcext:value-type="date">
            <text:p>February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7&amp;b=Exodus%2010,Luke%2013,Job%2028,1%20Corinthians%2014</text:p>
          </table:table-cell>
          <table:table-cell office:value-type="string" calcext:value-type="string">
            <text:p>&gt; “</text:p>
          </table:table-cell>
          <table:table-cell office:value-type="date" office:date-value="2015-02-27" calcext:value-type="date">
            <text:p>February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February%2028&amp;b=Exodus%2011,Exodus%2012:1-20,Luke%2014,Job%2029,1%20Corinthians%2015</text:p>
          </table:table-cell>
          <table:table-cell office:value-type="string" calcext:value-type="string">
            <text:p>&gt; “</text:p>
          </table:table-cell>
          <table:table-cell office:value-type="date" office:date-value="2015-02-28" calcext:value-type="date">
            <text:p>February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&amp;b=Genesis%201,Matthew%201,Ezra%201,Act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&amp;b=Genesis%202,Matthew%202,Ezra%202,Act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3&amp;b=Genesis%203,Matthew%203,Ezra%203,Act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4&amp;b=Genesis%204,Matthew%204,Ezra%204,Acts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5&amp;b=Genesis%205,Matthew%205,Ezra%205,Acts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6&amp;b=Genesis%206,Matthew%206,Ezra%206,Acts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7&amp;b=Genesis%207,Matthew%207,Ezra%207,Acts%20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8&amp;b=Genesis%208,Matthew%208,Ezra%208,Acts%20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9&amp;b=Genesis%209,Genesis%2010,Matthew%209,Ezra%209,Acts%20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0&amp;b=Genesis%2011,Matthew%2010,Ezra%2010,Acts%201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1&amp;b=Genesis%2012,Matthew%2011,Nehemiah%201,Acts%201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2&amp;b=Genesis%2013,Matthew%2012,Nehemiah%202,Acts%201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3&amp;b=Genesis%2014,Matthew%2013,Nehemiah%203,Acts%201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4&amp;b=Genesis%2015,Matthew%2014,Nehemiah%204,Acts%201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5&amp;b=Genesis%2016,Matthew%2015,Nehemiah%205,Acts%201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6&amp;b=Genesis%2017,Matthew%2016,Nehemiah%206,Acts%201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7&amp;b=Genesis%2018,Matthew%2017,Nehemiah%207,Acts%201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8&amp;b=Genesis%2019,Matthew%2018,Nehemiah%208,Acts%201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19&amp;b=Genesis%2020,Matthew%2019,Nehemiah%209,Acts%201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0&amp;b=Genesis%2021,Matthew%2020,Nehemiah%2010,Acts%202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1&amp;b=Genesis%2022,Matthew%2021,Nehemiah%2011,Acts%202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2&amp;b=Genesis%2023,Matthew%2022,Nehemiah%2012,Acts%202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3&amp;b=Genesis%2024,Matthew%2023,Nehemiah%2013,Acts%202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4&amp;b=Genesis%2025,Matthew%2024,Esther%201,Acts%202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5&amp;b=Genesis%2026,Matthew%2025,Esther%202,Acts%202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6&amp;b=Genesis%2027,Matthew%2026,Esther%203,Acts%202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7&amp;b=Genesis%2028,Matthew%2027,Esther%204,Acts%202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8&amp;b=Genesis%2029,Matthew%2028,Esther%205,Acts%202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29&amp;b=Genesis%2030,Mark%201,Esther%206,Roman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30&amp;b=Genesis%2031,Mark%202,Esther%207,Roman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anuary%2031&amp;b=Genesis%2032,Mark%203,Esther%208,Roman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anuary 3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&amp;b=Joshua%203,Psalm%20126,Psalm%20127,Psalm%20128,Isaiah%2063,Matthew%201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&amp;b=Joshua%204,Psalm%20129,Psalm%20130,Psalm%20131,Isaiah%2064,Matthew%201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3&amp;b=Joshua%205,Psalm%20132,Psalm133,Psalm%20134,Isaiah%2065,Matthew%201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4&amp;b=Joshua%206,Psalm%20135,Psalm%20136,Isaiah%2066,Matthew%201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5&amp;b=Joshua%207,Psalm%20137,Psalm%20138,Jeremiah%201,Matthew%201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6&amp;b=Joshua%208,Psalm%20139,Jeremiah%202,Matthew%201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7&amp;b=Joshua%209,Psalm%20140,Psalm%20141,Jeremiah%203,Matthew%201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8&amp;b=Joshua%2010,Psalm%20142,Psalm%20143,Jeremiah%204,Matthew%201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9&amp;b=Joshua%2011,Psalm%20144,Jeremiah%205,Matthew%201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0&amp;b=Joshua%2012,Joshua%2013,Psalm%20145,Jeremiah%206,Matthew%202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1&amp;b=Joshua%2014,Joshua%2015,Psalm%20146,Psalm%20147,Jeremiah%207,Matthew%202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2&amp;b=Joshua%2016,Joshua%2017,Psalm%20148,Jeremiah%208,Matthew%202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3&amp;b=Joshua%2018,Joshua%2019,Psalm%20149,Psalm%20150,Jeremiah%209,Matthew%202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4&amp;b=Joshua%2020,Joshua%2021,Acts%201,Jeremiah%2010,Matthew%202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5&amp;b=Joshua%2022,Acts%202,Jeremiah%2011,Matthew%202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6&amp;b=Joshua%2023,Acts%203,Jeremiah%2012,Matthew%202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7&amp;b=Joshua%2024,Acts%204,Jeremiah%2013,Matthew%202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8&amp;b=Judges%201,Acts%205,Jeremiah%2014,Matthew%202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19&amp;b=Judges%202,Acts%206,Jeremiah%2015,Mark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0&amp;b=Judges%203,Acts%207,Jeremiah%2016,Mark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1&amp;b=Judges%204,Acts%208,Jeremiah%2017,Mark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2&amp;b=Judges%205,Acts%209,Jeremiah%2018,Mark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3&amp;b=Judges%206,Acts%2010,Jeremiah%2019,Mark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4&amp;b=Judges%207,Acts%2011,Jeremiah%2020,Mark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5&amp;b=Judges%208,Acts%2012,Jeremiah%2021,Mark%20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6&amp;b=Judges%209,Acts%2013,Jeremiah%2022,Mark%20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7&amp;b=Judges%2010,Acts%2014,Jeremiah%2023,Mark%20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8&amp;b=Judges%2011,Acts%2015,Jeremiah%2024,Mark%201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29&amp;b=Judges%2012,Acts%2016,Jeremiah%2025,Mark%201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30&amp;b=Judges%2013,Acts%2017,Jeremiah%2026,Mark%201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ly%2031&amp;b=Judges%2014,Acts%2018,Jeremiah%2027,Mark%201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ly 3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&amp;b=Deuteronomy%205,Psalm%2088,Isaiah%2033,Revelation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&amp;b=Deuteronomy%206,Psalm%2089,Isaiah%2034,Revelation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3&amp;b=Deuteronomy%207,Psalm%2090,Isaiah%2035,Revelation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4&amp;b=Deuteronomy%208,Psalm%2091,Isaiah%2036,Revelation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5&amp;b=Deuteronomy%209,Psalm%2092,Psalm%2093,Isaiah%2037,Revelation%20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6&amp;b=Deuteronomy%2010,Psalm%2094,Isaiah%2038,Revelation%20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7&amp;b=Deuteronomy%2011,Psalm%2095,Psalm%2096,Isaiah%2039,Revelation%20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8&amp;b=Deuteronomy%2012,Psalm%2097,Psalm%2098,Isaiah%2040,Revelation%201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9&amp;b=Deuteronomy%2013,Deut%2014,Psalm%2099,Psalm%20100,Psalm%20101,Isaiah%2041,Revelation%201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0&amp;b=Deuteronomy%2015,Psalm%20102,Isaiah%2042,Revelation%201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1&amp;b=Deuteronomy%2016,Psalm%20103,Isaiah%2043,Revelation%201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2&amp;b=Deuteronomy%2017,Psalm%20104,Isaiah%2044,Revelation%201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3&amp;b=Deuteronomy%2018,Psalm%20105,Isaiah%2045,Revelation%201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4&amp;b=Deuteronomy%2019,Psalm%20106,Isaiah%2046,Revelation%201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5&amp;b=Deuteronomy%2020,Psalm%20107,Isaiah%2047,Revelation%201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6&amp;b=Deuteronomy%2021,Psalm%20108,Psalm%20109,Isaiah%2048,Revelation%201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7&amp;b=Deuteronomy%2022,Psalm%20110,Psalm%20111,Isaiah%2049,Revelation%201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8&amp;b=Deuteronomy%2023,Psalm%20112,Psalm%20113,Isaiah%2050,Revelation%202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19&amp;b=Deuteronomy%2024,Psalm%20114,Psalm%20115,Isaiah%2051,Revelation%202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0&amp;b=Deuteronomy%2025,Psalm%20116,Isaiah%2052,Revelation%202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1&amp;b=Deuteronomy%2026,Psalm%20117,Psalm%20118,Isaiah%2053,Matthew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2&amp;b=Deuteronomy%2027,Deut%2028:1-19,Psalm%20119:1-24,Isaiah%2054,Matthew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3&amp;b=Deuteronomy%2028:20-68,Psalm%20119:25-48,Isaiah%2055,Matthew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4&amp;b=Deuteronomy%2029,Psalm%20119:49-72,Isaiah%2056,Matthew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5&amp;b=Deuteronomy%2030,Psalm%20119:73-96,Isaiah%2057,Matthew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6&amp;b=Deuteronomy%2031,Psalm%20119:97-120,Isaiah%2058,Matthew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7&amp;b=Deuteronomy%2032,Psalm%20119:121-144,Isaiah%2059,Matthew%20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8&amp;b=Deuteronomy%2033,Deut%2034,Psalm%20119:145-176,Isaiah%2060,Matthew%20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29&amp;b=Joshua%201,Psalm%20120,Psalm%20121,Psalm%20122,Isaiah%2061,Matthew%20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June%2030&amp;b=Joshua%202,Psalm%20123,Psalm%20124,Psalm%20125,Isaiah%2062,Matthew%201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June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&amp;b=Exodus%2012:21-50,Luke%2015,Job%2030,1%20Corinthians%201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&amp;b=Exodus%2013,Luke%2016,Job%2031,2%20Corinthian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3&amp;b=Exodus%2014,Luke%2017,Job%2032,2%20Corinthian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4&amp;b=Exodus%2015,Luke%2018,Job%2033,2%20Corinthian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5&amp;b=Exodus%2016,Luke%2019,Job%2034,2%20Corinthians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6&amp;b=Exodus%2017,Luke%2020,Job%2035,2%20Corinthians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7&amp;b=Exodus%2018,Luke%2021,Job%2036,2%20Corinthians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8&amp;b=Exodus%2019,Luke%2022,Job%2037,2%20Corinthians%20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9&amp;b=Exodus%2020,Luke%2023,Job%2038,2%20Corinthians%20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0&amp;b=Exodus%2021,Luke%2024,Job%2039,2%20Corinthians%20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1&amp;b=Exodus%2022,John%201,Job%2040,2%20Corinthians%201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2&amp;b=Exodus%2023,John%202,Job%2041,2%20Corinthians%201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3&amp;b=Exodus%2024,John%203,Job%2042,2%20Corinthians%201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4&amp;b=Exodus%2025,John%204,Proverbs%201,2%20Corinthians%201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5&amp;b=Exodus%2026,John%205,Proverbs%202,Galatian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6&amp;b=Exodus%2027,John%206,Proverbs%203,Galatian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7&amp;b=Exodus%2028,John%207,Proverbs%204,Galatian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8&amp;b=Exodus%2029,John%208,Proverbs%205,Galatians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19&amp;b=Exodus%2030,John%209,Proverbs%206,Galatians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0&amp;b=Exodus%2031,John%2010,Proverbs%207,Galatians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1&amp;b=Exodus%2032,John%2011,Proverbs%208,Ephesian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2&amp;b=Exodus%2033,John%2012,Proverbs%209,Ephesian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3&amp;b=Exodus%2034,John%2013,Proverbs%2010,Ephesian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4&amp;b=Exodus%2035,John%2014,Proverbs%2011,Ephesians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5&amp;b=Exodus%2036,John%2015,Proverbs%2012,Ephesians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6&amp;b=Exodus%2037,John%2016,Proverbs%2013,Ephesians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7&amp;b=Exodus%2038,John%2017,Proverbs%2014,Philippian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8&amp;b=Exodus%2039,John%2018,Proverbs%2015,Philippian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29&amp;b=Exodus%2040,John%2019,Proverbs%2016,Philippian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30&amp;b=Leviticus%201,John%2020,Proverbs%2017,Philippians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rch%2031&amp;b=Leviticus%202,Leviticus%203,John%2021,Proverbs%2018,Colossian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rch 3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&amp;b=Numbers%208,Psalm%2044,Song%20of%20Solomon%206,Hebrews%206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&amp;b=Numbers%209,Psalm%2045,Song%20of%20Solomon%207,Hebrews%207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3&amp;b=Numbers%2010,Psalm%2046,Psalm%2047,Song%20of%20Solomon%208,Hebrews%208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4&amp;b=Numbers%2011,Psalm%2048,Isaiah%201,Hebrews%209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5&amp;b=Numbers%2012,Numbers%2013,Psalm%2049,Isaiah%202,Hebrews%2010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6&amp;b=Numbers%2014,Psalm%2050,Isaiah%203,Isaiah%204,Hebrews%201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7&amp;b=Numbers%2015,Psalm%2051,Isaiah%205,Hebrews%201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8&amp;b=Numbers%2016,Psalm%2052,Psalm%2053,Psalm%2054,Isaiah%206,Hebrews%201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9&amp;b=Numbers%2017,Numbers%2018,Psalm%2055,Isaiah%207,James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0&amp;b=Numbers%2019,Psalm%2056,Psalm%2057,Isaiah%208,Isaiah%209:1-7,James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1&amp;b=Numbers%2020,Psalm%2058,Psalm%2059,Isaiah%209:8-21,Isaiah%2010:1-4,James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2&amp;b=Numbers%2021,Psalm%2060,Psalm%2061,Isaiah%2010:5-34,James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3&amp;b=Numbers%2022,Psalm%2062,Psalm%2063,Isaiah%2011,Isaiah%2012,James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4&amp;b=Numbers%2023,Psalm%2064,Psalm%2065,Isaiah%2013,1%20Peter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5&amp;b=Numbers%2024,Psalm%2066,Psalm%2067,Isaiah%2014,1%20Peter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6&amp;b=Numbers%2025,Psalm%2068,Isaiah%2015,1%20Peter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7&amp;b=Numbers%2026,Psalm%2069,Isaiah%2016,1%20Peter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8&amp;b=Numbers%2027,Psalm%2070,Psalm%2071,Isaiah%2017,Isaiah%2018,1%20Peter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19&amp;b=Numbers%2028,Psalm%2072,Isaiah%2019,Isaiah%2020,2%20Peter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0&amp;b=Numbers%2029,Psalm%2073,Isaiah%2021,2%20Peter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1&amp;b=Numbers%2030,Psalm%2074,Isaiah%2022,2%20Peter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2&amp;b=Numbers%2031,Psalm%2075,Psalm%2076,Isaiah%2023,1%20John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3&amp;b=Numbers%2032,Psalm%2077,Isaiah%2024,1%20John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4&amp;b=Numbers%2033,Psalm%2078:1-39,Isaiah%2025,1%20John%203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5&amp;b=Numbers%2034,Psalm%2078:40-72,Isaiah%2026,1%20John%204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6&amp;b=Numbers%2035,Psalm%2079,Isaiah%2027,1%20John%205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7&amp;b=Numbers%2036,Psalm%2080,Isaiah%2028,2%20John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8&amp;b=Deuteronomy%201,Psalm%2081,Psalm%2082,Isaiah%2029,3%20John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29&amp;b=Deuteronomy%202,Psalm%2083,Psalm%2084,Isaiah%2030,Jude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30&amp;b=Deuteronomy%203,Psalm%2085,Isaiah%2031,Revelation%201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May%2031&amp;b=Deuteronomy%204,Psalm%2086,Psalm%2087,Isaiah%2032,Revelation%202</text:p>
          </table:table-cell>
          <table:table-cell office:value-type="string" calcext:value-type="string">
            <text:p>&gt; “</text:p>
          </table:table-cell>
          <table:table-cell office:value-type="string" calcext:value-type="string">
            <text:p>May 3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&amp;b=2%20Kings%2014,2%20Timothy%204,Hosea%207,Psalm%20120,Psalm%20121,Psalm%20122</text:p>
          </table:table-cell>
          <table:table-cell office:value-type="string" calcext:value-type="string">
            <text:p>&gt; “</text:p>
          </table:table-cell>
          <table:table-cell office:value-type="date" office:date-value="2015-11-01" calcext:value-type="date">
            <text:p>November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&amp;b=2%20Kings%2015,Titus%201,Hosea%208,Psalm%20123,Psalm%20124,Psalm%20125</text:p>
          </table:table-cell>
          <table:table-cell office:value-type="string" calcext:value-type="string">
            <text:p>&gt; “</text:p>
          </table:table-cell>
          <table:table-cell office:value-type="date" office:date-value="2015-11-02" calcext:value-type="date">
            <text:p>November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3&amp;b=2%20Kings%2016,Titus%202,Hosea%209,Psalm%20126,Psalm%20127,Psalm%20128</text:p>
          </table:table-cell>
          <table:table-cell office:value-type="string" calcext:value-type="string">
            <text:p>&gt; “</text:p>
          </table:table-cell>
          <table:table-cell office:value-type="date" office:date-value="2015-11-03" calcext:value-type="date">
            <text:p>November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4&amp;b=2%20Kings%2017,Titus%203,Hosea%2010,Psalm%20129,Psalm%20130,Psalm%20131</text:p>
          </table:table-cell>
          <table:table-cell office:value-type="string" calcext:value-type="string">
            <text:p>&gt; “</text:p>
          </table:table-cell>
          <table:table-cell office:value-type="date" office:date-value="2015-11-04" calcext:value-type="date">
            <text:p>November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5&amp;b=2%20Kings%2018,Philemon%201,Hosea%2011,Psalm%20132,Psalm%20133,Psalm%20134</text:p>
          </table:table-cell>
          <table:table-cell office:value-type="string" calcext:value-type="string">
            <text:p>&gt; “</text:p>
          </table:table-cell>
          <table:table-cell office:value-type="date" office:date-value="2015-11-05" calcext:value-type="date">
            <text:p>November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6&amp;b=2%20Kings%2019,Hebrews%201,Hosea%2012,Psalm%20135,Psalm%20136</text:p>
          </table:table-cell>
          <table:table-cell office:value-type="string" calcext:value-type="string">
            <text:p>&gt; “</text:p>
          </table:table-cell>
          <table:table-cell office:value-type="date" office:date-value="2015-11-06" calcext:value-type="date">
            <text:p>November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7&amp;b=2%20Kings%2020,Hebrews%202,Hosea%2013,Psalm%20137,Psalm%20138</text:p>
          </table:table-cell>
          <table:table-cell office:value-type="string" calcext:value-type="string">
            <text:p>&gt; “</text:p>
          </table:table-cell>
          <table:table-cell office:value-type="date" office:date-value="2015-11-07" calcext:value-type="date">
            <text:p>November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8&amp;b=2%20Kings%2021,Hebrews%203,Hosea%2014,Psalm%20139</text:p>
          </table:table-cell>
          <table:table-cell office:value-type="string" calcext:value-type="string">
            <text:p>&gt; “</text:p>
          </table:table-cell>
          <table:table-cell office:value-type="date" office:date-value="2015-11-08" calcext:value-type="date">
            <text:p>November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9&amp;b=2%20Kings%2022,Hebrews%204,Joel%201,Psalm%20140,Psalm%20141</text:p>
          </table:table-cell>
          <table:table-cell office:value-type="string" calcext:value-type="string">
            <text:p>&gt; “</text:p>
          </table:table-cell>
          <table:table-cell office:value-type="date" office:date-value="2015-11-09" calcext:value-type="date">
            <text:p>November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0&amp;b=2%20Kings%2023,Hebrews%205,Joel%202,Psalm%20142</text:p>
          </table:table-cell>
          <table:table-cell office:value-type="string" calcext:value-type="string">
            <text:p>&gt; “</text:p>
          </table:table-cell>
          <table:table-cell office:value-type="date" office:date-value="2015-11-10" calcext:value-type="date">
            <text:p>November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1&amp;b=2%20Kings%2024,Hebrews%206,Joel%203,Psalm%20143</text:p>
          </table:table-cell>
          <table:table-cell office:value-type="string" calcext:value-type="string">
            <text:p>&gt; “</text:p>
          </table:table-cell>
          <table:table-cell office:value-type="date" office:date-value="2015-11-11" calcext:value-type="date">
            <text:p>November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2&amp;b=2%20Kings%2025,Hebrews%207,Amos%201,Psalm%20144</text:p>
          </table:table-cell>
          <table:table-cell office:value-type="string" calcext:value-type="string">
            <text:p>&gt; “</text:p>
          </table:table-cell>
          <table:table-cell office:value-type="date" office:date-value="2015-11-12" calcext:value-type="date">
            <text:p>November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3&amp;b=1%20Chronicles%201,1%20Chronicles%202,Hebrews%208,Amos%202,Psalm%20145</text:p>
          </table:table-cell>
          <table:table-cell office:value-type="string" calcext:value-type="string">
            <text:p>&gt; “</text:p>
          </table:table-cell>
          <table:table-cell office:value-type="date" office:date-value="2015-11-13" calcext:value-type="date">
            <text:p>November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4&amp;b=1%20Chronicles%203,1%20Chronicles%204,Hebrews%209,Amos%203,Psalm%20146,Psalm%20147</text:p>
          </table:table-cell>
          <table:table-cell office:value-type="string" calcext:value-type="string">
            <text:p>&gt; “</text:p>
          </table:table-cell>
          <table:table-cell office:value-type="date" office:date-value="2015-11-14" calcext:value-type="date">
            <text:p>November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5&amp;b=1%20Chronicles%205,1%20Chronicles%206,Hebrews%2010,Amos%204,Psalm%20148,Psalm%20149,Psalm%20150</text:p>
          </table:table-cell>
          <table:table-cell office:value-type="string" calcext:value-type="string">
            <text:p>&gt; “</text:p>
          </table:table-cell>
          <table:table-cell office:value-type="date" office:date-value="2015-11-15" calcext:value-type="date">
            <text:p>November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6&amp;b=1%20Chronicles%207,1%20Chronicles%208,Hebrews%2011,Amos%205,Luke%201:1-38</text:p>
          </table:table-cell>
          <table:table-cell office:value-type="string" calcext:value-type="string">
            <text:p>&gt; “</text:p>
          </table:table-cell>
          <table:table-cell office:value-type="date" office:date-value="2015-11-16" calcext:value-type="date">
            <text:p>November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7&amp;b=1%20Chronicles%209,1%20Chronicles%2010,Hebrews%2012,Amos%206,Luke%201:39-80</text:p>
          </table:table-cell>
          <table:table-cell office:value-type="string" calcext:value-type="string">
            <text:p>&gt; “</text:p>
          </table:table-cell>
          <table:table-cell office:value-type="date" office:date-value="2015-11-17" calcext:value-type="date">
            <text:p>November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8&amp;b=1%20Chronicles%20111%20Chronicles%2012,Hebrews%2013,Amos%207,Luke%202</text:p>
          </table:table-cell>
          <table:table-cell office:value-type="string" calcext:value-type="string">
            <text:p>&gt; “</text:p>
          </table:table-cell>
          <table:table-cell office:value-type="date" office:date-value="2015-11-18" calcext:value-type="date">
            <text:p>November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19&amp;b=1%20Chronicles%2013,1%20Chronicles%2014,James%201,Amos%208,Luke%203</text:p>
          </table:table-cell>
          <table:table-cell office:value-type="string" calcext:value-type="string">
            <text:p>&gt; “</text:p>
          </table:table-cell>
          <table:table-cell office:value-type="date" office:date-value="2015-11-19" calcext:value-type="date">
            <text:p>November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0&amp;b=1%20Chronicles%2015,James%202,Amos%209,Luke%204</text:p>
          </table:table-cell>
          <table:table-cell office:value-type="string" calcext:value-type="string">
            <text:p>&gt; “</text:p>
          </table:table-cell>
          <table:table-cell office:value-type="date" office:date-value="2015-11-20" calcext:value-type="date">
            <text:p>November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1&amp;b=1%20Chronicles%2016,James%203,Obadiah%201,Luke%205</text:p>
          </table:table-cell>
          <table:table-cell office:value-type="string" calcext:value-type="string">
            <text:p>&gt; “</text:p>
          </table:table-cell>
          <table:table-cell office:value-type="date" office:date-value="2015-11-21" calcext:value-type="date">
            <text:p>November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2&amp;b=1%20Chronicles%2017,James%204,Jonah%201,Luke%206</text:p>
          </table:table-cell>
          <table:table-cell office:value-type="string" calcext:value-type="string">
            <text:p>&gt; “</text:p>
          </table:table-cell>
          <table:table-cell office:value-type="date" office:date-value="2015-11-22" calcext:value-type="date">
            <text:p>November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3&amp;b=1%20Chronicles%2018,James%205,Jonah%202,Luke%207</text:p>
          </table:table-cell>
          <table:table-cell office:value-type="string" calcext:value-type="string">
            <text:p>&gt; “</text:p>
          </table:table-cell>
          <table:table-cell office:value-type="date" office:date-value="2015-11-23" calcext:value-type="date">
            <text:p>November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4&amp;b=1%20Chronicles%20191%20Chronicles%2020,1%20Peter%201,Jonah%203,Luke%208</text:p>
          </table:table-cell>
          <table:table-cell office:value-type="string" calcext:value-type="string">
            <text:p>&gt; “</text:p>
          </table:table-cell>
          <table:table-cell office:value-type="date" office:date-value="2015-11-24" calcext:value-type="date">
            <text:p>November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5&amp;b=1%20Chronicles%2021,1%20Peter%202,Jonah%204,Luke%209</text:p>
          </table:table-cell>
          <table:table-cell office:value-type="string" calcext:value-type="string">
            <text:p>&gt; “</text:p>
          </table:table-cell>
          <table:table-cell office:value-type="date" office:date-value="2015-11-25" calcext:value-type="date">
            <text:p>November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6&amp;b=1%20Chronicles%2022,1%20Peter%203,Micah%201,Luke%2010</text:p>
          </table:table-cell>
          <table:table-cell office:value-type="string" calcext:value-type="string">
            <text:p>&gt; “</text:p>
          </table:table-cell>
          <table:table-cell office:value-type="date" office:date-value="2015-11-26" calcext:value-type="date">
            <text:p>November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7&amp;b=1%20Chronicles%2023,1%20Peter%204,Micah%202,Luke%2011</text:p>
          </table:table-cell>
          <table:table-cell office:value-type="string" calcext:value-type="string">
            <text:p>&gt; “</text:p>
          </table:table-cell>
          <table:table-cell office:value-type="date" office:date-value="2015-11-27" calcext:value-type="date">
            <text:p>November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8&amp;b=1%20Chronicles%2024,1%20Chronicles%2025,1%20Peter%205,Micah%203,Luke%2012</text:p>
          </table:table-cell>
          <table:table-cell office:value-type="string" calcext:value-type="string">
            <text:p>&gt; “</text:p>
          </table:table-cell>
          <table:table-cell office:value-type="date" office:date-value="2015-11-28" calcext:value-type="date">
            <text:p>November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29&amp;b=1%20Chronicles%2026,1%20Chronicles%2027,2%20Peter%201,Micah%204,Luke%2013</text:p>
          </table:table-cell>
          <table:table-cell office:value-type="string" calcext:value-type="string">
            <text:p>&gt; “</text:p>
          </table:table-cell>
          <table:table-cell office:value-type="date" office:date-value="2015-11-29" calcext:value-type="date">
            <text:p>November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November%2030&amp;b=1%20Chronicles%2028,2%20Peter%202,Micah%205,Luke%2014</text:p>
          </table:table-cell>
          <table:table-cell office:value-type="string" calcext:value-type="string">
            <text:p>&gt; “</text:p>
          </table:table-cell>
          <table:table-cell office:value-type="date" office:date-value="2015-11-30" calcext:value-type="date">
            <text:p>November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&amp;b=1%20Kings%203,Ephesians%201,Ezekiel%2034,Psalm%2083,Psalm%2084</text:p>
          </table:table-cell>
          <table:table-cell office:value-type="string" calcext:value-type="string">
            <text:p>&gt; “</text:p>
          </table:table-cell>
          <table:table-cell office:value-type="date" office:date-value="2015-10-01" calcext:value-type="date">
            <text:p>October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&amp;b=1%20Kings%204,1Kings%205,Ephesians%202,Ezekiel%2035,Psalm%2085</text:p>
          </table:table-cell>
          <table:table-cell office:value-type="string" calcext:value-type="string">
            <text:p>&gt; “</text:p>
          </table:table-cell>
          <table:table-cell office:value-type="date" office:date-value="2015-10-02" calcext:value-type="date">
            <text:p>October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3&amp;b=1%20Kings%206,Ephesians%203,Ezekiel%2036,Psalm%2086</text:p>
          </table:table-cell>
          <table:table-cell office:value-type="string" calcext:value-type="string">
            <text:p>&gt; “</text:p>
          </table:table-cell>
          <table:table-cell office:value-type="date" office:date-value="2015-10-03" calcext:value-type="date">
            <text:p>October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4&amp;b=1%20Kings%207,Ephesians%204,Ezekiel%2037,Psalm%2087,Psalm%2088</text:p>
          </table:table-cell>
          <table:table-cell office:value-type="string" calcext:value-type="string">
            <text:p>&gt; “</text:p>
          </table:table-cell>
          <table:table-cell office:value-type="date" office:date-value="2015-10-04" calcext:value-type="date">
            <text:p>October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5&amp;b=1%20Kings%208,Ephesians%205,Ezekiel%2038,Psalm%2089</text:p>
          </table:table-cell>
          <table:table-cell office:value-type="string" calcext:value-type="string">
            <text:p>&gt; “</text:p>
          </table:table-cell>
          <table:table-cell office:value-type="date" office:date-value="2015-10-05" calcext:value-type="date">
            <text:p>October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6&amp;b=1%20Kings%209,Ephesians%206,Ezekiel%2039,Psalm%2090</text:p>
          </table:table-cell>
          <table:table-cell office:value-type="string" calcext:value-type="string">
            <text:p>&gt; “</text:p>
          </table:table-cell>
          <table:table-cell office:value-type="date" office:date-value="2015-10-06" calcext:value-type="date">
            <text:p>October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7&amp;b=1%20Kings%2010,Philippians%201,Ezekiel%2040,Psalm%2091</text:p>
          </table:table-cell>
          <table:table-cell office:value-type="string" calcext:value-type="string">
            <text:p>&gt; “</text:p>
          </table:table-cell>
          <table:table-cell office:value-type="date" office:date-value="2015-10-07" calcext:value-type="date">
            <text:p>October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8&amp;b=1%20Kings%2011,Philippians%202,Ezekiel%2041,Psalm%2092,Psalm%2093</text:p>
          </table:table-cell>
          <table:table-cell office:value-type="string" calcext:value-type="string">
            <text:p>&gt; “</text:p>
          </table:table-cell>
          <table:table-cell office:value-type="date" office:date-value="2015-10-08" calcext:value-type="date">
            <text:p>October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9&amp;b=1%20Kings%2012,Philippians%203,Ezekiel%2042,Psalm%2094</text:p>
          </table:table-cell>
          <table:table-cell office:value-type="string" calcext:value-type="string">
            <text:p>&gt; “</text:p>
          </table:table-cell>
          <table:table-cell office:value-type="date" office:date-value="2015-10-09" calcext:value-type="date">
            <text:p>October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0&amp;b=1%20Kings%2013,Philippians%204,Ezekiel%2043,Psalm%2095,Psalm%2096</text:p>
          </table:table-cell>
          <table:table-cell office:value-type="string" calcext:value-type="string">
            <text:p>&gt; “</text:p>
          </table:table-cell>
          <table:table-cell office:value-type="date" office:date-value="2015-10-10" calcext:value-type="date">
            <text:p>October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1&amp;b=1%20Kings%2014,Colossians%201,Ezekiel%2044,Psalm%2097,Psalm%2098</text:p>
          </table:table-cell>
          <table:table-cell office:value-type="string" calcext:value-type="string">
            <text:p>&gt; “</text:p>
          </table:table-cell>
          <table:table-cell office:value-type="date" office:date-value="2015-10-11" calcext:value-type="date">
            <text:p>October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2&amp;b=1%20Kings%2015,Colossians%202,Ezekiel%2045,Psalm%2099,Psalm%20100,Psalm%20101</text:p>
          </table:table-cell>
          <table:table-cell office:value-type="string" calcext:value-type="string">
            <text:p>&gt; “</text:p>
          </table:table-cell>
          <table:table-cell office:value-type="date" office:date-value="2015-10-12" calcext:value-type="date">
            <text:p>October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3&amp;b=1%20Kings%2016,Colossians%203,Ezekiel%2046,Psalm%20102</text:p>
          </table:table-cell>
          <table:table-cell office:value-type="string" calcext:value-type="string">
            <text:p>&gt; “</text:p>
          </table:table-cell>
          <table:table-cell office:value-type="date" office:date-value="2015-10-13" calcext:value-type="date">
            <text:p>October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4&amp;b=1%20Kings%2017,Colossians%204,Ezekiel%2047,Psalm%20103</text:p>
          </table:table-cell>
          <table:table-cell office:value-type="string" calcext:value-type="string">
            <text:p>&gt; “</text:p>
          </table:table-cell>
          <table:table-cell office:value-type="date" office:date-value="2015-10-14" calcext:value-type="date">
            <text:p>October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5&amp;b=1%20Kings%2018,1%20Thessalonians%201,Ezekiel%2048,Psalm%20104</text:p>
          </table:table-cell>
          <table:table-cell office:value-type="string" calcext:value-type="string">
            <text:p>&gt; “</text:p>
          </table:table-cell>
          <table:table-cell office:value-type="date" office:date-value="2015-10-15" calcext:value-type="date">
            <text:p>October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6&amp;b=1%20Kings%2019,1%20Thessalonians%202,Daniel%201,Psalm%20105</text:p>
          </table:table-cell>
          <table:table-cell office:value-type="string" calcext:value-type="string">
            <text:p>&gt; “</text:p>
          </table:table-cell>
          <table:table-cell office:value-type="date" office:date-value="2015-10-16" calcext:value-type="date">
            <text:p>October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7&amp;b=1%20Kings%2020,1%20Thessalonians%203,Daniel%202,Psalm%20106</text:p>
          </table:table-cell>
          <table:table-cell office:value-type="string" calcext:value-type="string">
            <text:p>&gt; “</text:p>
          </table:table-cell>
          <table:table-cell office:value-type="date" office:date-value="2015-10-17" calcext:value-type="date">
            <text:p>October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8&amp;b=1%20Kings%2021,1%20Thessalonians%204,Daniel%203,Psalm%20107</text:p>
          </table:table-cell>
          <table:table-cell office:value-type="string" calcext:value-type="string">
            <text:p>&gt; “</text:p>
          </table:table-cell>
          <table:table-cell office:value-type="date" office:date-value="2015-10-18" calcext:value-type="date">
            <text:p>October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19&amp;b=1%20Kings%2022,1%20Thessalonians%205,Daniel%204,Psalm%20108,Psalm%20109</text:p>
          </table:table-cell>
          <table:table-cell office:value-type="string" calcext:value-type="string">
            <text:p>&gt; “</text:p>
          </table:table-cell>
          <table:table-cell office:value-type="date" office:date-value="2015-10-19" calcext:value-type="date">
            <text:p>October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0&amp;b=2%20Kings%201,2%20Thessalonians%201,Daniel%205,Psalm%20110,Psalm%20111</text:p>
          </table:table-cell>
          <table:table-cell office:value-type="string" calcext:value-type="string">
            <text:p>&gt; “</text:p>
          </table:table-cell>
          <table:table-cell office:value-type="date" office:date-value="2015-10-20" calcext:value-type="date">
            <text:p>October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1&amp;b=2%20Kings%202,2%20Thessalonians%202,Daniel%206,Psalm%20112,Psalm%20113</text:p>
          </table:table-cell>
          <table:table-cell office:value-type="string" calcext:value-type="string">
            <text:p>&gt; “</text:p>
          </table:table-cell>
          <table:table-cell office:value-type="date" office:date-value="2015-10-21" calcext:value-type="date">
            <text:p>October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2&amp;b=2%20Kings%203,2%20Thessalonians%203,Daniel%207,Psalm%20114,Psalm%20115</text:p>
          </table:table-cell>
          <table:table-cell office:value-type="string" calcext:value-type="string">
            <text:p>&gt; “</text:p>
          </table:table-cell>
          <table:table-cell office:value-type="date" office:date-value="2015-10-22" calcext:value-type="date">
            <text:p>October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3&amp;b=2%20Kings%204,1%20Timothy%201,Daniel%208,Psalm%20116</text:p>
          </table:table-cell>
          <table:table-cell office:value-type="string" calcext:value-type="string">
            <text:p>&gt; “</text:p>
          </table:table-cell>
          <table:table-cell office:value-type="date" office:date-value="2015-10-23" calcext:value-type="date">
            <text:p>October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4&amp;b=2%20Kings%205,1%20Timothy%202,Daniel%209,Psalm%20117,Psalm%20118</text:p>
          </table:table-cell>
          <table:table-cell office:value-type="string" calcext:value-type="string">
            <text:p>&gt; “</text:p>
          </table:table-cell>
          <table:table-cell office:value-type="date" office:date-value="2015-10-24" calcext:value-type="date">
            <text:p>October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5&amp;b=2%20Kings%206,1%20Timothy%203,Daniel%2010,Psalm%20119:1-24</text:p>
          </table:table-cell>
          <table:table-cell office:value-type="string" calcext:value-type="string">
            <text:p>&gt; “</text:p>
          </table:table-cell>
          <table:table-cell office:value-type="date" office:date-value="2015-10-25" calcext:value-type="date">
            <text:p>October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6&amp;b=2%20Kings%207,1%20Timothy%204,Daniel%2011,Psalm%20119:25-48</text:p>
          </table:table-cell>
          <table:table-cell office:value-type="string" calcext:value-type="string">
            <text:p>&gt; “</text:p>
          </table:table-cell>
          <table:table-cell office:value-type="date" office:date-value="2015-10-26" calcext:value-type="date">
            <text:p>October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7&amp;b=2%20Kings%208,1%20Timothy%205,Daniel%2012,Psalm%20119:49-72</text:p>
          </table:table-cell>
          <table:table-cell office:value-type="string" calcext:value-type="string">
            <text:p>&gt; “</text:p>
          </table:table-cell>
          <table:table-cell office:value-type="date" office:date-value="2015-10-27" calcext:value-type="date">
            <text:p>October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8&amp;b=2%20Kings%209,1%20Timothy%206,Hosea%201,Psalm%20119:73-96</text:p>
          </table:table-cell>
          <table:table-cell office:value-type="string" calcext:value-type="string">
            <text:p>&gt; “</text:p>
          </table:table-cell>
          <table:table-cell office:value-type="date" office:date-value="2015-10-28" calcext:value-type="date">
            <text:p>October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29&amp;b=2%20Kings%2010,2%20Kings%2011,2%20Timothy%201,Hosea%202,Psalm%20119:97-120</text:p>
          </table:table-cell>
          <table:table-cell office:value-type="string" calcext:value-type="string">
            <text:p>&gt; “</text:p>
          </table:table-cell>
          <table:table-cell office:value-type="date" office:date-value="2015-10-29" calcext:value-type="date">
            <text:p>October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30&amp;b=2%20Kings%2012,2%20Timothy%202,Hosea%203,Hosea%204,Psalm%20119:121-144</text:p>
          </table:table-cell>
          <table:table-cell office:value-type="string" calcext:value-type="string">
            <text:p>&gt; “</text:p>
          </table:table-cell>
          <table:table-cell office:value-type="date" office:date-value="2015-10-30" calcext:value-type="date">
            <text:p>October 3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October%2031&amp;b=2%20Kings%2013,2%20Timothy%203,Hosea%205,Hosea%206,Psalm%20119:145-176</text:p>
          </table:table-cell>
          <table:table-cell office:value-type="string" calcext:value-type="string">
            <text:p>&gt; “</text:p>
          </table:table-cell>
          <table:table-cell office:value-type="date" office:date-value="2015-10-31" calcext:value-type="date">
            <text:p>October 3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&amp;b=1%20Samuel%2025,1%20Corinthians%206,Ezekiel%204,Psalm%2040,Psalm%2041</text:p>
          </table:table-cell>
          <table:table-cell office:value-type="string" calcext:value-type="string">
            <text:p>&gt; “</text:p>
          </table:table-cell>
          <table:table-cell office:value-type="date" office:date-value="2015-09-01" calcext:value-type="date">
            <text:p>September 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&amp;b=1%20Samuel%2026,1%20Corinthians%207,Ezekiel%205,Psalm%2042,Psalm%2043</text:p>
          </table:table-cell>
          <table:table-cell office:value-type="string" calcext:value-type="string">
            <text:p>&gt; “</text:p>
          </table:table-cell>
          <table:table-cell office:value-type="date" office:date-value="2015-09-02" calcext:value-type="date">
            <text:p>September 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3&amp;b=1%20Samuel%2027,1%20Corinthians%208,Ezekiel%206,Psalm%2044</text:p>
          </table:table-cell>
          <table:table-cell office:value-type="string" calcext:value-type="string">
            <text:p>&gt; “</text:p>
          </table:table-cell>
          <table:table-cell office:value-type="date" office:date-value="2015-09-03" calcext:value-type="date">
            <text:p>September 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4&amp;b=1%20Samuel%2028,1%20Corinthians%209,Ezekiel%207,Psalm%2045</text:p>
          </table:table-cell>
          <table:table-cell office:value-type="string" calcext:value-type="string">
            <text:p>&gt; “</text:p>
          </table:table-cell>
          <table:table-cell office:value-type="date" office:date-value="2015-09-04" calcext:value-type="date">
            <text:p>September 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5&amp;b=1%20Samuel%2029,1%20Samuel%2030,1%20Corinthians%2010,Ezekiel%208,Psalm%2046,Psalm%2047</text:p>
          </table:table-cell>
          <table:table-cell office:value-type="string" calcext:value-type="string">
            <text:p>&gt; “</text:p>
          </table:table-cell>
          <table:table-cell office:value-type="date" office:date-value="2015-09-05" calcext:value-type="date">
            <text:p>September 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6&amp;b=1%20Samuel%2031,1%20Corinthians%2011,Ezekiel%209,Psalm%2048</text:p>
          </table:table-cell>
          <table:table-cell office:value-type="string" calcext:value-type="string">
            <text:p>&gt; “</text:p>
          </table:table-cell>
          <table:table-cell office:value-type="date" office:date-value="2015-09-06" calcext:value-type="date">
            <text:p>September 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7&amp;b=2%20Samuel%201,1%20Corinthians%2012,Ezekiel%2010,Psalm%2049</text:p>
          </table:table-cell>
          <table:table-cell office:value-type="string" calcext:value-type="string">
            <text:p>&gt; “</text:p>
          </table:table-cell>
          <table:table-cell office:value-type="date" office:date-value="2015-09-07" calcext:value-type="date">
            <text:p>September 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8&amp;b=2%20Samuel%202,1%20Corinthians%2013,Ezekiel%2011,Psalm%2050</text:p>
          </table:table-cell>
          <table:table-cell office:value-type="string" calcext:value-type="string">
            <text:p>&gt; “</text:p>
          </table:table-cell>
          <table:table-cell office:value-type="date" office:date-value="2015-09-08" calcext:value-type="date">
            <text:p>September 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9&amp;b=2%20Samuel%203,1%20Corinthians%2014,Ezekiel%2012,Psalm%2051</text:p>
          </table:table-cell>
          <table:table-cell office:value-type="string" calcext:value-type="string">
            <text:p>&gt; “</text:p>
          </table:table-cell>
          <table:table-cell office:value-type="date" office:date-value="2015-09-09" calcext:value-type="date">
            <text:p>September 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0&amp;b=2%20Samuel%204,2%20Samuel%205,1%20Corinthians%2015,Ezekiel%2013,Psalm%2052,Psalm%2053,Psalm%2054</text:p>
          </table:table-cell>
          <table:table-cell office:value-type="string" calcext:value-type="string">
            <text:p>&gt; “</text:p>
          </table:table-cell>
          <table:table-cell office:value-type="date" office:date-value="2015-09-10" calcext:value-type="date">
            <text:p>September 1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1&amp;b=2%20Samuel%206,1%20Corinthians%2016,Ezekiel%2014,Psalm%2055</text:p>
          </table:table-cell>
          <table:table-cell office:value-type="string" calcext:value-type="string">
            <text:p>&gt; “</text:p>
          </table:table-cell>
          <table:table-cell office:value-type="date" office:date-value="2015-09-11" calcext:value-type="date">
            <text:p>September 1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2&amp;b=2%20Samuel%207,2%20Corinthians%201,Ezekiel%2015,Psalm%2056,Psalm%2057</text:p>
          </table:table-cell>
          <table:table-cell office:value-type="string" calcext:value-type="string">
            <text:p>&gt; “</text:p>
          </table:table-cell>
          <table:table-cell office:value-type="date" office:date-value="2015-09-12" calcext:value-type="date">
            <text:p>September 1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3&amp;b=2%20Samuel%208,2%20Samuel%209,2%20Corinthians%202,Ezekiel%2016,Psalm%2058,Psalm%2059</text:p>
          </table:table-cell>
          <table:table-cell office:value-type="string" calcext:value-type="string">
            <text:p>&gt; “</text:p>
          </table:table-cell>
          <table:table-cell office:value-type="date" office:date-value="2015-09-13" calcext:value-type="date">
            <text:p>September 1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4&amp;b=2%20Samuel%2010,2%20Corinthians%203,Ezekiel%2017,Psalm%2060,Psalm%2061</text:p>
          </table:table-cell>
          <table:table-cell office:value-type="string" calcext:value-type="string">
            <text:p>&gt; “</text:p>
          </table:table-cell>
          <table:table-cell office:value-type="date" office:date-value="2015-09-14" calcext:value-type="date">
            <text:p>September 1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5&amp;b=2%20Samuel%2011,2%20Corinthians%204,Ezekiel%2018,Psalm%2062,Psalm%2063</text:p>
          </table:table-cell>
          <table:table-cell office:value-type="string" calcext:value-type="string">
            <text:p>&gt; “</text:p>
          </table:table-cell>
          <table:table-cell office:value-type="date" office:date-value="2015-09-15" calcext:value-type="date">
            <text:p>September 1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6&amp;b=2%20Samuel%2012,2%20Corinthians%205,Ezekiel%2019,Psalm%2064,Psalm%2065</text:p>
          </table:table-cell>
          <table:table-cell office:value-type="string" calcext:value-type="string">
            <text:p>&gt; “</text:p>
          </table:table-cell>
          <table:table-cell office:value-type="date" office:date-value="2015-09-16" calcext:value-type="date">
            <text:p>September 1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7&amp;b=2%20Samuel%2013,2%20Corinthians%206,Ezekiel%2020,Psalm%2066,Psalm%2067</text:p>
          </table:table-cell>
          <table:table-cell office:value-type="string" calcext:value-type="string">
            <text:p>&gt; “</text:p>
          </table:table-cell>
          <table:table-cell office:value-type="date" office:date-value="2015-09-17" calcext:value-type="date">
            <text:p>September 1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8&amp;b=2%20Samuel%2014,2%20Corinthians%207,Ezekiel%2021,Psalm%2068</text:p>
          </table:table-cell>
          <table:table-cell office:value-type="string" calcext:value-type="string">
            <text:p>&gt; “</text:p>
          </table:table-cell>
          <table:table-cell office:value-type="date" office:date-value="2015-09-18" calcext:value-type="date">
            <text:p>September 1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19&amp;b=2%20Samuel%2015,2%20Corinthians%208,Ezekiel%2022,Psalm%2069</text:p>
          </table:table-cell>
          <table:table-cell office:value-type="string" calcext:value-type="string">
            <text:p>&gt; “</text:p>
          </table:table-cell>
          <table:table-cell office:value-type="date" office:date-value="2015-09-19" calcext:value-type="date">
            <text:p>September 1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0&amp;b=2%20Samuel%2016,2%20Corinthians%209,Ezekiel%2023,Psalm%2070,Psalm%2071</text:p>
          </table:table-cell>
          <table:table-cell office:value-type="string" calcext:value-type="string">
            <text:p>&gt; “</text:p>
          </table:table-cell>
          <table:table-cell office:value-type="date" office:date-value="2015-09-20" calcext:value-type="date">
            <text:p>September 20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1&amp;b=2%20Samuel%2017,2%20Corinthians%2010,Ezekiel%2024,Psalm%2072</text:p>
          </table:table-cell>
          <table:table-cell office:value-type="string" calcext:value-type="string">
            <text:p>&gt; “</text:p>
          </table:table-cell>
          <table:table-cell office:value-type="date" office:date-value="2015-09-21" calcext:value-type="date">
            <text:p>September 21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2&amp;b=2%20Samuel%2018,2%20Corinthians%2011,Ezekiel%2025,Psalm%2073</text:p>
          </table:table-cell>
          <table:table-cell office:value-type="string" calcext:value-type="string">
            <text:p>&gt; “</text:p>
          </table:table-cell>
          <table:table-cell office:value-type="date" office:date-value="2015-09-22" calcext:value-type="date">
            <text:p>September 22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3&amp;b=2%20Samuel%2019,2%20Corinthians%2012,Ezekiel%2026,Psalm%2074</text:p>
          </table:table-cell>
          <table:table-cell office:value-type="string" calcext:value-type="string">
            <text:p>&gt; “</text:p>
          </table:table-cell>
          <table:table-cell office:value-type="date" office:date-value="2015-09-23" calcext:value-type="date">
            <text:p>September 23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4&amp;b=2%20Samuel%2020,2%20Corinthians%2013,Ezekiel%2027,Psalm%2075,Psalm%2076</text:p>
          </table:table-cell>
          <table:table-cell office:value-type="string" calcext:value-type="string">
            <text:p>&gt; “</text:p>
          </table:table-cell>
          <table:table-cell office:value-type="date" office:date-value="2015-09-24" calcext:value-type="date">
            <text:p>September 24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5&amp;b=2%20Samuel%2021,Galatians%201,Ezekiel%2028,Psalm%2077</text:p>
          </table:table-cell>
          <table:table-cell office:value-type="string" calcext:value-type="string">
            <text:p>&gt; “</text:p>
          </table:table-cell>
          <table:table-cell office:value-type="date" office:date-value="2015-09-25" calcext:value-type="date">
            <text:p>September 25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6&amp;b=2%20Samuel%2022,Galatians%202,Ezekiel%2029,Psalm%2078:1-39</text:p>
          </table:table-cell>
          <table:table-cell office:value-type="string" calcext:value-type="string">
            <text:p>&gt; “</text:p>
          </table:table-cell>
          <table:table-cell office:value-type="date" office:date-value="2015-09-26" calcext:value-type="date">
            <text:p>September 26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7&amp;b=2%20Samuel%2023,Galatians%203,Ezekiel%2030,Psalm%2078:40-72</text:p>
          </table:table-cell>
          <table:table-cell office:value-type="string" calcext:value-type="string">
            <text:p>&gt; “</text:p>
          </table:table-cell>
          <table:table-cell office:value-type="date" office:date-value="2015-09-27" calcext:value-type="date">
            <text:p>September 27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8&amp;b=2%20Samuel%2024,Galatians%204,Ezekiel%2031,Psalm%2079</text:p>
          </table:table-cell>
          <table:table-cell office:value-type="string" calcext:value-type="string">
            <text:p>&gt; “</text:p>
          </table:table-cell>
          <table:table-cell office:value-type="date" office:date-value="2015-09-28" calcext:value-type="date">
            <text:p>September 28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29&amp;b=1%20Kings%201,Galatians%205,Ezekiel%2032,Psalm%2080</text:p>
          </table:table-cell>
          <table:table-cell office:value-type="string" calcext:value-type="string">
            <text:p>&gt; “</text:p>
          </table:table-cell>
          <table:table-cell office:value-type="date" office:date-value="2015-09-29" calcext:value-type="date">
            <text:p>September 29</text:p>
          </table:table-cell>
          <table:table-cell office:value-type="string" calcext:value-type="string">
            <text:p>.html”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http://localhost/~andrew/index.php?k=1&amp;date=September%2030&amp;b=1%20Kings%202,Galatians%206,Ezekiel%2033,Psalm%2081,Psalm%2082</text:p>
          </table:table-cell>
          <table:table-cell office:value-type="string" calcext:value-type="string">
            <text:p>&gt; “</text:p>
          </table:table-cell>
          <table:table-cell office:value-type="date" office:date-value="2015-09-30" calcext:value-type="date">
            <text:p>September 30</text:p>
          </table:table-cell>
          <table:table-cell office:value-type="string" calcext:value-type="string">
            <text:p>.html”</text:p>
          </table:table-cell>
        </table:table-row>
        <table:table-row table:style-name="ro1" table:number-rows-repeated="104821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0">
      <number:month number:style="long" number:textual="true"/>
      <number:text> </number:text>
      <number:day/>
    </number:dat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1T11:17:09.252547218</dc:date>
    <dc:creator>Andrew Wippler</dc:creator>
    <meta:editing-duration>PT24M26S</meta:editing-duration>
    <meta:editing-cycles>4</meta:editing-cycles>
    <meta:generator>LibreOffice/4.3.4.1$Linux_x86 LibreOffice_project/430$Build-1</meta:generator>
    <meta:document-statistic meta:table-count="1" meta:cell-count="1825" meta:object-count="0"/>
  </office:meta>
</office:document-meta>
</file>